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Courier New" svg:font-family="Courier New"/>
    <style:font-face style:name="Trebuchet MS" svg:font-family="Trebuchet MS"/>
  </office:font-face-decls>
  <office:automatic-styles>
    <style:style style:name="P1" style:family="paragraph" style:parent-style-name="Title" style:master-page-name="Standard">
      <style:paragraph-properties fo:break-before="auto" fo:line-height="115%" style:writing-mode="lr-tb"/>
    </style:style>
    <style:style style:name="T1_1" style:family="text"/>
    <style:style style:name="T1_2" style:family="text"/>
    <style:style style:name="T1_3" style:family="text"/>
    <style:style style:name="P2" style:family="paragraph" style:parent-style-name="Heading_20_1">
      <style:paragraph-properties fo:break-before="auto" fo:line-height="115%" style:writing-mode="lr-tb"/>
    </style:style>
    <style:style style:name="T2_1" style:family="text"/>
    <style:style style:name="P3" style:family="paragraph" style:parent-style-name="Standard">
      <style:paragraph-properties fo:break-before="auto" fo:line-height="115%" style:writing-mode="lr-tb"/>
    </style:style>
    <style:style style:name="Table1" style:family="table">
      <style:table-properties table:align="left" style:width="15.926cm" fo:margin-left="0cm"/>
    </style:style>
    <style:style style:name="Column1" style:family="table-column">
      <style:table-column-properties style:column-width="15.926cm"/>
    </style:style>
    <style:style style:name="Row1" style:family="table-row"/>
    <style:style style:name="Cell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4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_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_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_4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_5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_6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_7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_8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_9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_10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_1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_1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_1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_14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_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_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_4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_5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_6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_7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_8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_9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_10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Row2" style:family="table-row"/>
    <style:style style:name="Cell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" style:family="paragraph" style:parent-style-name="Standard">
      <style:paragraph-properties fo:break-before="auto" fo:line-height="115%" style:writing-mode="lr-tb"/>
    </style:style>
    <style:style style:name="Table2" style:family="table">
      <style:table-properties table:align="left" style:width="15.926cm" fo:margin-left="0cm"/>
    </style:style>
    <style:style style:name="Column2" style:family="table-column">
      <style:table-column-properties style:column-width="15.926cm"/>
    </style:style>
    <style:style style:name="Row3" style:family="table-row"/>
    <style:style style:name="Cell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8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8_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8_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8_4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8_5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8_6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8_7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8_8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8_9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8_10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8_1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8_1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9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9_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9_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9_4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9_5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9_6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9_7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9_8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9_9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9_10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9_1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9_1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9_1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9_14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Row4" style:family="table-row"/>
    <style:style style:name="Cell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" style:family="paragraph" style:parent-style-name="Standard">
      <style:paragraph-properties fo:break-before="auto" fo:line-height="115%" style:writing-mode="lr-tb"/>
    </style:style>
    <style:style style:name="P12" style:family="paragraph" style:parent-style-name="Heading_20_1">
      <style:paragraph-properties fo:break-before="auto" fo:line-height="115%" style:writing-mode="lr-tb"/>
    </style:style>
    <style:style style:name="T12_1" style:family="text"/>
    <style:style style:name="P13" style:family="paragraph" style:parent-style-name="Standard">
      <style:paragraph-properties fo:break-before="auto" fo:line-height="115%" style:writing-mode="lr-tb"/>
    </style:style>
    <style:style style:name="Table3" style:family="table">
      <style:table-properties table:align="left" style:width="15.926cm" fo:margin-left="0cm"/>
    </style:style>
    <style:style style:name="Column3" style:family="table-column">
      <style:table-column-properties style:column-width="15.926cm"/>
    </style:style>
    <style:style style:name="Row5" style:family="table-row"/>
    <style:style style:name="Cell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4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4_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4_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4_4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4_5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4_6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4_7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4_8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4_9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4_10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4_1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4_1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4_1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4_14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4_15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4_16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4_17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4_18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4_19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Row6" style:family="table-row"/>
    <style:style style:name="Cell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6" style:family="paragraph" style:parent-style-name="Standard">
      <style:paragraph-properties fo:break-before="auto" fo:line-height="115%" style:writing-mode="lr-tb"/>
    </style:style>
    <style:style style:name="P17" style:family="paragraph" style:parent-style-name="Standard">
      <style:paragraph-properties fo:break-before="auto" fo:line-height="115%" style:writing-mode="lr-tb"/>
    </style:style>
    <style:style style:name="Table4" style:family="table">
      <style:table-properties table:align="left" style:width="15.926cm" fo:margin-left="0cm"/>
    </style:style>
    <style:style style:name="Column4" style:family="table-column">
      <style:table-column-properties style:column-width="15.926cm"/>
    </style:style>
    <style:style style:name="Row7" style:family="table-row"/>
    <style:style style:name="Cell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8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8_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8_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8_4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8_5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8_6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8_7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8_8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8_9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8_10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8_1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8_1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8_1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Row8" style:family="table-row"/>
    <style:style style:name="Cell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0" style:family="paragraph" style:parent-style-name="Standard">
      <style:paragraph-properties fo:break-before="auto" fo:line-height="115%" style:writing-mode="lr-tb"/>
    </style:style>
    <style:style style:name="P21" style:family="paragraph" style:parent-style-name="Heading_20_1">
      <style:paragraph-properties fo:break-before="auto" fo:line-height="115%" style:writing-mode="lr-tb"/>
    </style:style>
    <style:style style:name="T21_1" style:family="text"/>
    <style:style style:name="P22" style:family="paragraph" style:parent-style-name="Standard">
      <style:paragraph-properties fo:break-before="auto" fo:line-height="115%" style:writing-mode="lr-tb"/>
    </style:style>
    <style:style style:name="Table5" style:family="table">
      <style:table-properties table:align="left" style:width="15.926cm" fo:margin-left="0cm"/>
    </style:style>
    <style:style style:name="Column5" style:family="table-column">
      <style:table-column-properties style:column-width="15.926cm"/>
    </style:style>
    <style:style style:name="Row9" style:family="table-row"/>
    <style:style style:name="Cell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3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3_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3_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3_4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3_5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3_6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3_7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3_8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3_9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Row10" style:family="table-row"/>
    <style:style style:name="Cell1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5" style:family="paragraph" style:parent-style-name="Standard">
      <style:paragraph-properties fo:break-before="auto" fo:line-height="115%" style:writing-mode="lr-tb"/>
    </style:style>
    <style:style style:name="P26" style:family="paragraph" style:parent-style-name="Heading_20_1">
      <style:paragraph-properties fo:break-before="auto" fo:line-height="115%" style:writing-mode="lr-tb"/>
    </style:style>
    <style:style style:name="T26_1" style:family="text"/>
    <style:style style:name="P27" style:family="paragraph" style:parent-style-name="Standard">
      <style:paragraph-properties fo:break-before="auto" fo:line-height="115%" style:writing-mode="lr-tb"/>
    </style:style>
    <style:style style:name="Table6" style:family="table">
      <style:table-properties table:align="left" style:width="15.926cm" fo:margin-left="0cm"/>
    </style:style>
    <style:style style:name="Column6" style:family="table-column">
      <style:table-column-properties style:column-width="15.926cm"/>
    </style:style>
    <style:style style:name="Row11" style:family="table-row"/>
    <style:style style:name="Cell1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8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8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8_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8_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8_4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8_5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8_6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2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9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9_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9_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9_4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Row12" style:family="table-row"/>
    <style:style style:name="Cell1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1" style:family="paragraph" style:parent-style-name="Standard">
      <style:paragraph-properties fo:break-before="auto" fo:line-height="115%" style:writing-mode="lr-tb"/>
    </style:style>
    <style:style style:name="P32" style:family="paragraph" style:parent-style-name="Heading_20_1">
      <style:paragraph-properties fo:break-before="auto" fo:line-height="115%" style:writing-mode="lr-tb"/>
    </style:style>
    <style:style style:name="T32_1" style:family="text"/>
    <style:style style:name="P33" style:family="paragraph" style:parent-style-name="Standard">
      <style:paragraph-properties fo:break-before="auto" fo:line-height="115%" style:writing-mode="lr-tb"/>
    </style:style>
    <style:style style:name="Table7" style:family="table">
      <style:table-properties table:align="left" style:width="15.926cm" fo:margin-left="0cm"/>
    </style:style>
    <style:style style:name="Column7" style:family="table-column">
      <style:table-column-properties style:column-width="15.926cm"/>
    </style:style>
    <style:style style:name="Row13" style:family="table-row"/>
    <style:style style:name="Cell1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4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4_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4_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4_4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4_5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4_6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4_7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4_8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4_9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Row14" style:family="table-row"/>
    <style:style style:name="Cell1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6" style:family="paragraph" style:parent-style-name="Standard">
      <style:paragraph-properties fo:break-before="auto" fo:line-height="115%" style:writing-mode="lr-tb"/>
    </style:style>
    <style:style style:name="P37" style:family="paragraph" style:parent-style-name="Heading_20_1">
      <style:paragraph-properties fo:break-before="auto" fo:line-height="115%" style:writing-mode="lr-tb"/>
    </style:style>
    <style:style style:name="T37_1" style:family="text"/>
    <style:style style:name="P38" style:family="paragraph" style:parent-style-name="Standard">
      <style:paragraph-properties fo:break-before="auto" fo:line-height="115%" style:writing-mode="lr-tb"/>
    </style:style>
    <style:style style:name="Table8" style:family="table">
      <style:table-properties table:align="left" style:width="15.926cm" fo:margin-left="0cm"/>
    </style:style>
    <style:style style:name="Column8" style:family="table-column">
      <style:table-column-properties style:column-width="15.926cm"/>
    </style:style>
    <style:style style:name="Row15" style:family="table-row"/>
    <style:style style:name="Cell1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9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9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9_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bold" style:font-weight-asian="bold" style:font-weight-complex="bold" style:text-underline-style="none"/>
    </style:style>
    <style:style style:name="P40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40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0_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bold" style:font-weight-asian="bold" style:font-weight-complex="bold" style:text-underline-style="none"/>
    </style:style>
    <style:style style:name="T40_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bold" style:font-weight-asian="bold" style:font-weight-complex="bold" style:text-underline-style="none"/>
    </style:style>
    <style:style style:name="T40_4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0_5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41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41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1_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bold" style:font-weight-asian="bold" style:font-weight-complex="bold" style:text-underline-style="none"/>
    </style:style>
    <style:style style:name="T41_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bold" style:font-weight-asian="bold" style:font-weight-complex="bold" style:text-underline-style="none"/>
    </style:style>
    <style:style style:name="T41_4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1_5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42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42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2_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bold" style:font-weight-asian="bold" style:font-weight-complex="bold" style:text-underline-style="none"/>
    </style:style>
    <style:style style:name="T42_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bold" style:font-weight-asian="bold" style:font-weight-complex="bold" style:text-underline-style="none"/>
    </style:style>
    <style:style style:name="T42_4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2_5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2_6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2_7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43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43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3_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3_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3_4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3_5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3_6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3_7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3_8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3_9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3_10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3_1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3_1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3_1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3_14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3_15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3_16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3_17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3_18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3_19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3_20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3_2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3_2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3_2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3_24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3_25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3_26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3_27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3_28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3_29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3_30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3_3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3_3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3_3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3_34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3_35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3_36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3_37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3_38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3_39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3_40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3_4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3_4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3_4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3_44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3_45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3_46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3_47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3_48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3_49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3_50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3_5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3_5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3_5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3_54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3_55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3_56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3_57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3_58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3_59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3_60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3_6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3_6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3_6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3_64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3_65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3_66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3_67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3_68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3_69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3_70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3_7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3_7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3_7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3_74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3_75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3_76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3_77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3_78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3_79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3_80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3_8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3_8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3_8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3_84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3_85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3_86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3_87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3_88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3_89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3_90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3_9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3_9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3_9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3_94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3_95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3_96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3_97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3_98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3_99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3_100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3_10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3_10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3_10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3_104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3_105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3_106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3_107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3_108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3_109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3_110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3_11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3_11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3_11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3_114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3_115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3_116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3_117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3_118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3_119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4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Row16" style:family="table-row"/>
    <style:style style:name="Cell1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6" style:family="paragraph" style:parent-style-name="Standard">
      <style:paragraph-properties fo:break-before="auto" fo:line-height="115%" style:writing-mode="lr-tb"/>
    </style:style>
    <style:style style:name="P47" style:family="paragraph" style:parent-style-name="Heading_20_1">
      <style:paragraph-properties fo:break-before="auto" fo:line-height="115%" style:writing-mode="lr-tb"/>
    </style:style>
    <style:style style:name="T47_1" style:family="text"/>
    <style:style style:name="P48" style:family="paragraph" style:parent-style-name="Standard">
      <style:paragraph-properties fo:break-before="auto" fo:line-height="115%" style:writing-mode="lr-tb"/>
    </style:style>
    <style:style style:name="Table9" style:family="table">
      <style:table-properties table:align="left" style:width="15.926cm" fo:margin-left="0cm"/>
    </style:style>
    <style:style style:name="Column9" style:family="table-column">
      <style:table-column-properties style:column-width="15.926cm"/>
    </style:style>
    <style:style style:name="Row17" style:family="table-row"/>
    <style:style style:name="Cell1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9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9_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bold" style:font-weight-asian="bold" style:font-weight-complex="bold" style:text-underline-style="none"/>
    </style:style>
    <style:style style:name="T49_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9_4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Row18" style:family="table-row"/>
    <style:style style:name="Cell1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1" style:family="paragraph" style:parent-style-name="Standard">
      <style:paragraph-properties fo:break-before="auto" fo:line-height="115%" style:writing-mode="lr-tb"/>
    </style:style>
    <style:style style:name="P52" style:family="paragraph" style:parent-style-name="Standard">
      <style:paragraph-properties fo:break-before="auto" fo:line-height="115%" style:writing-mode="lr-tb"/>
    </style:style>
    <style:style style:name="Table10" style:family="table">
      <style:table-properties table:align="left" style:width="15.926cm" fo:margin-left="0cm"/>
    </style:style>
    <style:style style:name="Column10" style:family="table-column">
      <style:table-column-properties style:column-width="15.926cm"/>
    </style:style>
    <style:style style:name="Row19" style:family="table-row"/>
    <style:style style:name="Cell1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3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3_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3_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3_4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3_5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3_6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3_7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3_8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3_9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Row20" style:family="table-row"/>
    <style:style style:name="Cell2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5" style:family="paragraph" style:parent-style-name="Standard">
      <style:paragraph-properties fo:break-before="auto" fo:line-height="115%" style:writing-mode="lr-tb"/>
    </style:style>
    <style:style style:name="P56" style:family="paragraph" style:parent-style-name="Heading_20_1">
      <style:paragraph-properties fo:break-before="auto" fo:line-height="115%" style:writing-mode="lr-tb"/>
    </style:style>
    <style:style style:name="T56_1" style:family="text"/>
    <style:style style:name="T56_2" style:family="text"/>
    <style:style style:name="T56_3" style:family="text"/>
    <style:style style:name="P57" style:family="paragraph" style:parent-style-name="Standard">
      <style:paragraph-properties fo:break-before="auto" fo:line-height="115%" style:writing-mode="lr-tb"/>
    </style:style>
    <style:style style:name="T57_1" style:family="text"/>
    <style:style style:name="T57_2" style:family="text"/>
    <style:style style:name="T57_3" style:family="text"/>
    <style:style style:name="T57_4" style:family="text"/>
    <style:style style:name="T57_5" style:family="text"/>
    <style:style style:name="T57_6" style:family="text"/>
    <style:style style:name="T57_7" style:family="text"/>
    <style:style style:name="T57_8" style:family="text"/>
    <style:style style:name="T57_9" style:family="text"/>
    <style:style style:name="T57_10" style:family="text"/>
    <style:style style:name="T57_11" style:family="text"/>
    <style:style style:name="T57_12" style:family="text"/>
    <style:style style:name="T57_13" style:family="text"/>
    <style:style style:name="T57_14" style:family="text"/>
    <style:style style:name="T57_15" style:family="text"/>
    <style:style style:name="T57_16" style:family="text"/>
    <style:style style:name="T57_17" style:family="text"/>
    <style:style style:name="T57_18" style:family="text"/>
    <style:style style:name="T57_19" style:family="text"/>
    <style:style style:name="T57_20" style:family="text"/>
    <style:style style:name="T57_21" style:family="text"/>
    <style:style style:name="T57_22" style:family="text"/>
    <style:style style:name="T57_23" style:family="text"/>
    <style:style style:name="T57_24" style:family="text"/>
    <style:style style:name="T57_25" style:family="text"/>
    <style:style style:name="T57_26" style:family="text"/>
    <style:style style:name="T57_27" style:family="text"/>
    <style:style style:name="T57_28" style:family="text"/>
    <style:style style:name="T57_29" style:family="text"/>
    <style:style style:name="T57_30" style:family="text"/>
    <style:style style:name="T57_31" style:family="text"/>
    <style:style style:name="T57_32" style:family="text"/>
    <style:style style:name="T57_33" style:family="text"/>
    <style:style style:name="T57_34" style:family="text"/>
    <style:style style:name="T57_35" style:family="text"/>
    <style:style style:name="T57_36" style:family="text"/>
    <style:style style:name="T57_37" style:family="text"/>
    <style:style style:name="T57_38" style:family="text"/>
    <style:style style:name="T57_39" style:family="text"/>
    <style:style style:name="T57_40" style:family="text"/>
    <style:style style:name="T57_41" style:family="text"/>
    <style:style style:name="T57_42" style:family="text"/>
    <style:style style:name="T57_43" style:family="text">
      <style:text-properties style:text-underline-style="solid" style:text-underline-color="font-color"/>
    </style:style>
    <style:style style:name="T57_44" style:family="text"/>
    <style:style style:name="T57_45" style:family="text"/>
    <style:style style:name="T57_46" style:family="text"/>
    <style:style style:name="T57_47" style:family="text"/>
    <style:style style:name="T57_48" style:family="text"/>
    <style:style style:name="T57_49" style:family="text"/>
    <style:style style:name="T57_50" style:family="text"/>
    <style:style style:name="T57_51" style:family="text"/>
    <style:style style:name="T57_52" style:family="text"/>
    <style:style style:name="T57_53" style:family="text"/>
    <style:style style:name="T57_54" style:family="text"/>
    <style:style style:name="T57_55" style:family="text"/>
    <style:style style:name="T57_56" style:family="text"/>
    <style:style style:name="T57_57" style:family="text"/>
    <style:style style:name="T57_58" style:family="text"/>
    <style:style style:name="T57_59" style:family="text"/>
    <style:style style:name="T57_60" style:family="text"/>
    <style:style style:name="T57_61" style:family="text"/>
    <style:style style:name="T57_62" style:family="text"/>
    <style:style style:name="T57_63" style:family="text"/>
    <style:style style:name="T57_64" style:family="text"/>
    <style:style style:name="T57_65" style:family="text"/>
    <style:style style:name="T57_66" style:family="text"/>
    <style:style style:name="T57_67" style:family="text"/>
    <style:style style:name="T57_68" style:family="text"/>
    <style:style style:name="T57_69" style:family="text">
      <style:text-properties style:font-name="Courier New" style:font-name-asian="Courier New" style:font-name-complex="Courier New"/>
    </style:style>
    <style:style style:name="T57_70" style:family="text">
      <style:text-properties style:font-name="Courier New" style:font-name-asian="Courier New" style:font-name-complex="Courier New"/>
    </style:style>
    <style:style style:name="T57_71" style:family="text">
      <style:text-properties style:font-name="Courier New" style:font-name-asian="Courier New" style:font-name-complex="Courier New"/>
    </style:style>
    <style:style style:name="T57_72" style:family="text">
      <style:text-properties style:font-name="Courier New" style:font-name-asian="Courier New" style:font-name-complex="Courier New"/>
    </style:style>
    <style:style style:name="T57_73" style:family="text">
      <style:text-properties style:font-name="Courier New" style:font-name-asian="Courier New" style:font-name-complex="Courier New"/>
    </style:style>
    <style:style style:name="T57_74" style:family="text">
      <style:text-properties style:font-name="Courier New" style:font-name-asian="Courier New" style:font-name-complex="Courier New"/>
    </style:style>
    <style:style style:name="T57_75" style:family="text">
      <style:text-properties style:font-name="Courier New" style:font-name-asian="Courier New" style:font-name-complex="Courier New"/>
    </style:style>
    <style:style style:name="T57_76" style:family="text">
      <style:text-properties style:font-name="Courier New" style:font-name-asian="Courier New" style:font-name-complex="Courier New"/>
    </style:style>
    <style:style style:name="T57_77" style:family="text">
      <style:text-properties style:font-name="Courier New" style:font-name-asian="Courier New" style:font-name-complex="Courier New"/>
    </style:style>
    <style:style style:name="T57_78" style:family="text">
      <style:text-properties style:font-name="Courier New" style:font-name-asian="Courier New" style:font-name-complex="Courier New"/>
    </style:style>
    <style:style style:name="T57_79" style:family="text">
      <style:text-properties style:font-name="Courier New" style:font-name-asian="Courier New" style:font-name-complex="Courier New"/>
    </style:style>
    <style:style style:name="T57_80" style:family="text">
      <style:text-properties style:font-name="Courier New" style:font-name-asian="Courier New" style:font-name-complex="Courier New"/>
    </style:style>
    <style:style style:name="T57_81" style:family="text">
      <style:text-properties style:font-name="Courier New" style:font-name-asian="Courier New" style:font-name-complex="Courier New"/>
    </style:style>
    <style:style style:name="T57_82" style:family="text">
      <style:text-properties style:font-name="Courier New" style:font-name-asian="Courier New" style:font-name-complex="Courier New"/>
    </style:style>
    <style:style style:name="T57_83" style:family="text">
      <style:text-properties style:font-name="Courier New" style:font-name-asian="Courier New" style:font-name-complex="Courier New"/>
    </style:style>
    <style:style style:name="T57_84" style:family="text"/>
    <style:style style:name="P58" style:family="paragraph" style:parent-style-name="Standard">
      <style:paragraph-properties fo:break-before="auto" fo:line-height="115%" style:writing-mode="lr-tb"/>
    </style:style>
    <style:style style:name="Table11" style:family="table">
      <style:table-properties table:align="left" style:width="15.926cm" fo:margin-left="0cm"/>
    </style:style>
    <style:style style:name="Column11" style:family="table-column">
      <style:table-column-properties style:column-width="15.926cm"/>
    </style:style>
    <style:style style:name="Row21" style:family="table-row"/>
    <style:style style:name="Cell2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9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59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9_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bold" style:font-weight-asian="bold" style:font-weight-complex="bold" style:text-underline-style="none"/>
    </style:style>
    <style:style style:name="T59_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bold" style:font-weight-asian="bold" style:font-weight-complex="bold" style:text-underline-style="none"/>
    </style:style>
    <style:style style:name="T59_4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bold" style:font-weight-asian="bold" style:font-weight-complex="bold" style:text-underline-style="none"/>
    </style:style>
    <style:style style:name="P60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60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0_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bold" style:font-weight-asian="bold" style:font-weight-complex="bold" style:text-underline-style="none"/>
    </style:style>
    <style:style style:name="T60_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bold" style:font-weight-asian="bold" style:font-weight-complex="bold" style:text-underline-style="none"/>
    </style:style>
    <style:style style:name="T60_4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0_5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0_6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0_7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0_8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0_9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0_10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0_1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61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61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1_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bold" style:font-weight-asian="bold" style:font-weight-complex="bold" style:text-underline-style="none"/>
    </style:style>
    <style:style style:name="T61_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bold" style:font-weight-asian="bold" style:font-weight-complex="bold" style:text-underline-style="none"/>
    </style:style>
    <style:style style:name="T61_4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1_5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1_6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1_7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1_8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1_9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1_10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1_1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1_1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1_1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1_14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1_15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1_16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1_17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62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62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2_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2_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2_4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2_5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2_6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2_7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2_8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2_9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2_10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2_1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2_1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2_1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2_14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2_15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63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63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3_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3_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3_4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3_5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3_6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3_7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3_8" style:family="text"/>
    <style:style style:name="T63_9" style:family="text">
      <style:text-properties style:text-line-through-style="none" fo:font-style="normal" style:font-style-asian="normal" style:font-style-complex="normal" fo:color="#1155cc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solid" style:text-underline-color="font-color"/>
    </style:style>
    <style:style style:name="T63_10" style:family="text"/>
    <style:style style:name="T63_11" style:family="text">
      <style:text-properties style:text-line-through-style="none" fo:font-style="normal" style:font-style-asian="normal" style:font-style-complex="normal" fo:color="#1155cc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solid" style:text-underline-color="font-color"/>
    </style:style>
    <style:style style:name="T63_1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6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64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4_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Row22" style:family="table-row"/>
    <style:style style:name="Cell2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6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6" style:family="paragraph" style:parent-style-name="Standard">
      <style:paragraph-properties fo:break-before="auto" fo:line-height="115%" style:writing-mode="lr-tb"/>
    </style:style>
    <style:style style:name="P67" style:family="paragraph" style:parent-style-name="Heading_20_1">
      <style:paragraph-properties fo:break-before="auto" fo:line-height="115%" style:writing-mode="lr-tb"/>
    </style:style>
    <style:style style:name="T67_1" style:family="text"/>
    <style:style style:name="T67_2" style:family="text"/>
    <style:style style:name="T67_3" style:family="text"/>
    <style:style style:name="P68" style:family="paragraph" style:parent-style-name="Standard">
      <style:paragraph-properties fo:break-before="auto" fo:line-height="115%" style:writing-mode="lr-tb"/>
    </style:style>
    <style:style style:name="T68_1" style:family="text"/>
    <style:style style:name="T68_2" style:family="text"/>
    <style:style style:name="T68_3" style:family="text"/>
    <style:style style:name="T68_4" style:family="text"/>
    <style:style style:name="T68_5" style:family="text"/>
    <style:style style:name="T68_6" style:family="text"/>
    <style:style style:name="T68_7" style:family="text"/>
    <style:style style:name="T68_8" style:family="text"/>
    <style:style style:name="T68_9" style:family="text"/>
    <style:style style:name="T68_10" style:family="text"/>
    <style:style style:name="T68_11" style:family="text"/>
    <style:style style:name="T68_12" style:family="text"/>
    <style:style style:name="T68_13" style:family="text"/>
    <style:style style:name="T68_14" style:family="text"/>
    <style:style style:name="T68_15" style:family="text"/>
    <style:style style:name="T68_16" style:family="text"/>
    <style:style style:name="T68_17" style:family="text"/>
    <style:style style:name="T68_18" style:family="text"/>
    <style:style style:name="T68_19" style:family="text"/>
    <style:style style:name="T68_20" style:family="text"/>
    <style:style style:name="P69" style:family="paragraph" style:parent-style-name="Standard">
      <style:paragraph-properties fo:break-before="auto" fo:line-height="115%" style:writing-mode="lr-tb"/>
    </style:style>
    <style:style style:name="Table12" style:family="table">
      <style:table-properties table:align="left" style:width="15.926cm" fo:margin-left="0cm"/>
    </style:style>
    <style:style style:name="Column12" style:family="table-column">
      <style:table-column-properties style:column-width="15.926cm"/>
    </style:style>
    <style:style style:name="Row23" style:family="table-row"/>
    <style:style style:name="Cell2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0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70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70_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bold" style:font-weight-asian="bold" style:font-weight-complex="bold" style:text-underline-style="none"/>
    </style:style>
    <style:style style:name="T70_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bold" style:font-weight-asian="bold" style:font-weight-complex="bold" style:text-underline-style="none"/>
    </style:style>
    <style:style style:name="T70_4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bold" style:font-weight-asian="bold" style:font-weight-complex="bold" style:text-underline-style="none"/>
    </style:style>
    <style:style style:name="T70_5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70_6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70_7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70_8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70_9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70_10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71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71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72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72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72_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72_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72_4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72_5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72_6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72_7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72_8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72_9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72_10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72_1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73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73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73_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73_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73_4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73_5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73_6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73_7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74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74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74_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74_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74_4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74_5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74_6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74_7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75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75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75_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75_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75_4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75_5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75_6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75_7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75_8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75_9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7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76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76_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Row24" style:family="table-row"/>
    <style:style style:name="Cell2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7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8" style:family="paragraph" style:parent-style-name="Standard">
      <style:paragraph-properties fo:break-before="auto" fo:line-height="115%" style:writing-mode="lr-tb"/>
    </style:style>
  </office:automatic-styles>
  <office:body>
    <office:text>
      <text:p text:style-name="P1"><text:bookmark-start text:name="h.11fofnes8ut"/><text:bookmark-end text:name="h.11fofnes8ut"/><text:span text:style-name="T1_1">Linux</text:span><text:span text:style-name="T1_2"><text:s/></text:span><text:span text:style-name="T1_3">Memo</text:span></text:p>
      <text:h text:style-name="P2" text:outline-level="10"><text:bookmark-start text:name="h.y1aauimmvtqc"/><text:bookmark-end text:name="h.y1aauimmvtqc"/><text:span text:style-name="T2_1">Compression</text:span></text:h>
      <text:p text:style-name="P3"/>
      <table:table table:style-name="Table1">
        <table:table-column table:style-name="Column1"/>
        <table:table-row table:style-name="Row1">
          <table:table-cell table:style-name="Cell1">
            <text:p text:style-name="P4"><text:span text:style-name="T4_1">$<text:s/></text:span><text:span text:style-name="T4_2">tar</text:span><text:span text:style-name="T4_3"><text:s/>-</text:span><text:span text:style-name="T4_4">zcvf</text:span><text:span text:style-name="T4_5"><text:s/></text:span><text:span text:style-name="T4_6">folder</text:span><text:span text:style-name="T4_7">.</text:span><text:span text:style-name="T4_8">tar</text:span><text:span text:style-name="T4_9">.</text:span><text:span text:style-name="T4_10">gz</text:span><text:span text:style-name="T4_11"><text:s/></text:span><text:span text:style-name="T4_12">dummy</text:span><text:span text:style-name="T4_13">/</text:span><text:span text:style-name="T4_14">folder</text:span></text:p>
            <text:p text:style-name="P5"><text:span text:style-name="T5_1">$<text:s/></text:span><text:span text:style-name="T5_2">tar</text:span><text:span text:style-name="T5_3"><text:s/>-</text:span><text:span text:style-name="T5_4">zxvf</text:span><text:span text:style-name="T5_5"><text:s/></text:span><text:span text:style-name="T5_6">folder</text:span><text:span text:style-name="T5_7">.</text:span><text:span text:style-name="T5_8">tar</text:span><text:span text:style-name="T5_9">.</text:span><text:span text:style-name="T5_10">gz</text:span></text:p>
          </table:table-cell>
        </table:table-row>
        <table:table-row table:style-name="Row2">
          <table:table-cell table:style-name="Cell2">
            <text:p text:style-name="P6"><text:span text:style-name="T6_1">Fig</text:span><text:span text:style-name="T6_2">.<text:s/>1.0:<text:s/></text:span><text:span text:style-name="T6_3">compress</text:span><text:span text:style-name="T6_4"><text:s/></text:span><text:span text:style-name="T6_5">and</text:span><text:span text:style-name="T6_6"><text:s/></text:span><text:span text:style-name="T6_7">uncompress</text:span><text:span text:style-name="T6_8"><text:s/></text:span><text:span text:style-name="T6_9">using</text:span><text:span text:style-name="T6_10"><text:s/></text:span><text:span text:style-name="T6_11">tar</text:span></text:p>
          </table:table-cell>
        </table:table-row>
      </table:table>
      <text:p text:style-name="P7"/>
      <table:table table:style-name="Table2">
        <table:table-column table:style-name="Column2"/>
        <table:table-row table:style-name="Row3">
          <table:table-cell table:style-name="Cell3">
            <text:p text:style-name="P8"><text:span text:style-name="T8_1">&gt;<text:s/>7</text:span><text:span text:style-name="T8_2">z</text:span><text:span text:style-name="T8_3"><text:s/></text:span><text:span text:style-name="T8_4">a</text:span><text:span text:style-name="T8_5"><text:s/></text:span><text:span text:style-name="T8_6">folder</text:span><text:span text:style-name="T8_7">.</text:span><text:span text:style-name="T8_8">tar</text:span><text:span text:style-name="T8_9"><text:s/></text:span><text:span text:style-name="T8_10">dummy</text:span><text:span text:style-name="T8_11">/</text:span><text:span text:style-name="T8_12">folder</text:span></text:p>
            <text:p text:style-name="P9"><text:span text:style-name="T9_1">&gt;<text:s/>7</text:span><text:span text:style-name="T9_2">z</text:span><text:span text:style-name="T9_3"><text:s/></text:span><text:span text:style-name="T9_4">a</text:span><text:span text:style-name="T9_5"><text:s/></text:span><text:span text:style-name="T9_6">folder</text:span><text:span text:style-name="T9_7">.</text:span><text:span text:style-name="T9_8">tar</text:span><text:span text:style-name="T9_9">.</text:span><text:span text:style-name="T9_10">gz</text:span><text:span text:style-name="T9_11"><text:s/></text:span><text:span text:style-name="T9_12">folder</text:span><text:span text:style-name="T9_13">.</text:span><text:span text:style-name="T9_14">tar</text:span></text:p>
          </table:table-cell>
        </table:table-row>
        <table:table-row table:style-name="Row4">
          <table:table-cell table:style-name="Cell4">
            <text:p text:style-name="P10"><text:span text:style-name="T10_1">Fig</text:span><text:span text:style-name="T10_2">.<text:s/>1.1:<text:s/></text:span><text:span text:style-name="T10_3">compress</text:span><text:span text:style-name="T10_4"><text:s/></text:span><text:span text:style-name="T10_5">using</text:span><text:span text:style-name="T10_6"><text:s/>7</text:span><text:span text:style-name="T10_7">z</text:span><text:span text:style-name="T10_8"><text:s/></text:span><text:span text:style-name="T10_9">under</text:span><text:span text:style-name="T10_10"><text:s/></text:span><text:span text:style-name="T10_11">Windows</text:span></text:p>
          </table:table-cell>
        </table:table-row>
      </table:table>
      <text:p text:style-name="P11"/>
      <text:h text:style-name="P12" text:outline-level="10"><text:bookmark-start text:name="h.v3enmdrou6p0"/><text:bookmark-end text:name="h.v3enmdrou6p0"/><text:span text:style-name="T12_1">SVN</text:span></text:h>
      <text:p text:style-name="P13"/>
      <table:table table:style-name="Table3">
        <table:table-column table:style-name="Column3"/>
        <table:table-row table:style-name="Row5">
          <table:table-cell table:style-name="Cell5">
            <text:p text:style-name="P14"><text:span text:style-name="T14_1">$<text:s/></text:span><text:span text:style-name="T14_2">svn</text:span><text:span text:style-name="T14_3"><text:s/></text:span><text:span text:style-name="T14_4">copy</text:span><text:span text:style-name="T14_5"><text:s/></text:span><text:span text:style-name="T14_6">svn</text:span><text:span text:style-name="T14_7">://</text:span><text:span text:style-name="T14_8">repo</text:span><text:span text:style-name="T14_9">:3615/</text:span><text:span text:style-name="T14_10">trunk</text:span><text:span text:style-name="T14_11"><text:s/></text:span><text:span text:style-name="T14_12">svn</text:span><text:span text:style-name="T14_13">://</text:span><text:span text:style-name="T14_14">repo</text:span><text:span text:style-name="T14_15">:3615/</text:span><text:span text:style-name="T14_16">tag</text:span><text:span text:style-name="T14_17">/</text:span><text:span text:style-name="T14_18">app</text:span><text:span text:style-name="T14_19">-0.00.01</text:span></text:p>
          </table:table-cell>
        </table:table-row>
        <table:table-row table:style-name="Row6">
          <table:table-cell table:style-name="Cell6">
            <text:p text:style-name="P15"><text:span text:style-name="T15_1">Fig</text:span><text:span text:style-name="T15_2">.<text:s/>2.1:<text:s/></text:span><text:span text:style-name="T15_3">create</text:span><text:span text:style-name="T15_4"><text:s/></text:span><text:span text:style-name="T15_5">a</text:span><text:span text:style-name="T15_6"><text:s/></text:span><text:span text:style-name="T15_7">branch</text:span></text:p>
          </table:table-cell>
        </table:table-row>
      </table:table>
      <text:p text:style-name="P16"/>
      <text:p text:style-name="P17"/>
      <table:table table:style-name="Table4">
        <table:table-column table:style-name="Column4"/>
        <table:table-row table:style-name="Row7">
          <table:table-cell table:style-name="Cell7">
            <text:p text:style-name="P18"><text:span text:style-name="T18_1">$<text:s/></text:span><text:span text:style-name="T18_2">diff</text:span><text:span text:style-name="T18_3"><text:s/>--</text:span><text:span text:style-name="T18_4">exclude</text:span><text:span text:style-name="T18_5">=.</text:span><text:span text:style-name="T18_6">svn</text:span><text:span text:style-name="T18_7"><text:s/>-</text:span><text:span text:style-name="T18_8">r</text:span><text:span text:style-name="T18_9"><text:s/></text:span><text:span text:style-name="T18_10">dir</text:span><text:span text:style-name="T18_11">1<text:s/></text:span><text:span text:style-name="T18_12">dir</text:span><text:span text:style-name="T18_13">2</text:span></text:p>
          </table:table-cell>
        </table:table-row>
        <table:table-row table:style-name="Row8">
          <table:table-cell table:style-name="Cell8">
            <text:p text:style-name="P19"><text:span text:style-name="T19_1">Fig</text:span><text:span text:style-name="T19_2">.<text:s/>2.2:<text:s/></text:span><text:span text:style-name="T19_3">make</text:span><text:span text:style-name="T19_4"><text:s/></text:span><text:span text:style-name="T19_5">a</text:span><text:span text:style-name="T19_6"><text:s/></text:span><text:span text:style-name="T19_7">diff</text:span><text:span text:style-name="T19_8"><text:s/></text:span><text:span text:style-name="T19_9">of</text:span><text:span text:style-name="T19_10"><text:s/></text:span><text:span text:style-name="T19_11">two</text:span><text:span text:style-name="T19_12"><text:s/></text:span><text:span text:style-name="T19_13">folder</text:span><text:span text:style-name="T19_14"><text:s/></text:span><text:span text:style-name="T19_15">excluding</text:span><text:span text:style-name="T19_16"><text:s/></text:span><text:span text:style-name="T19_17">svn</text:span><text:span text:style-name="T19_18"><text:s/></text:span><text:span text:style-name="T19_19">files</text:span></text:p>
          </table:table-cell>
        </table:table-row>
      </table:table>
      <text:p text:style-name="P20"/>
      <text:h text:style-name="P21" text:outline-level="10"><text:bookmark-start text:name="h.1gove7u162wr"/><text:bookmark-end text:name="h.1gove7u162wr"/><text:span text:style-name="T21_1">Permission</text:span></text:h>
      <text:p text:style-name="P22"/>
      <table:table table:style-name="Table5">
        <table:table-column table:style-name="Column5"/>
        <table:table-row table:style-name="Row9">
          <table:table-cell table:style-name="Cell9">
            <text:p text:style-name="P23"><text:span text:style-name="T23_1">$<text:s/></text:span><text:span text:style-name="T23_2">chmod</text:span><text:span text:style-name="T23_3"><text:s/>-</text:span><text:span text:style-name="T23_4">R</text:span><text:span text:style-name="T23_5"><text:s/>-</text:span><text:span text:style-name="T23_6">x</text:span><text:span text:style-name="T23_7">+</text:span><text:span text:style-name="T23_8">X</text:span><text:span text:style-name="T23_9"><text:s/></text:span></text:p>
          </table:table-cell>
        </table:table-row>
        <table:table-row table:style-name="Row10">
          <table:table-cell table:style-name="Cell10">
            <text:p text:style-name="P24"><text:span text:style-name="T24_1">Fig</text:span><text:span text:style-name="T24_2">.<text:s/>3.1:<text:s/></text:span><text:span text:style-name="T24_3">remove</text:span><text:span text:style-name="T24_4"><text:s/></text:span><text:span text:style-name="T24_5">execution</text:span><text:span text:style-name="T24_6"><text:s/></text:span><text:span text:style-name="T24_7">perm</text:span><text:span text:style-name="T24_8"><text:s/></text:span><text:span text:style-name="T24_9">from</text:span><text:span text:style-name="T24_10"><text:s/></text:span><text:span text:style-name="T24_11">file</text:span></text:p>
          </table:table-cell>
        </table:table-row>
      </table:table>
      <text:p text:style-name="P25"/>
      <text:h text:style-name="P26" text:outline-level="10"><text:bookmark-start text:name="h.viket58ijdgd"/><text:bookmark-end text:name="h.viket58ijdgd"/><text:span text:style-name="T26_1">Vim</text:span></text:h>
      <text:p text:style-name="P27"/>
      <table:table table:style-name="Table6">
        <table:table-column table:style-name="Column6"/>
        <table:table-row table:style-name="Row11">
          <table:table-cell table:style-name="Cell11">
            <text:p text:style-name="P28"><text:span text:style-name="T28_1">:</text:span><text:span text:style-name="T28_2">set</text:span><text:span text:style-name="T28_3"><text:s/></text:span><text:span text:style-name="T28_4">mouse</text:span><text:span text:style-name="T28_5">=</text:span><text:span text:style-name="T28_6">a</text:span></text:p>
            <text:p text:style-name="P29"><text:span text:style-name="T29_1">:</text:span><text:span text:style-name="T29_2">syntax</text:span><text:span text:style-name="T29_3"><text:s/></text:span><text:span text:style-name="T29_4">on</text:span></text:p>
          </table:table-cell>
        </table:table-row>
        <table:table-row table:style-name="Row12">
          <table:table-cell table:style-name="Cell12">
            <text:p text:style-name="P30"><text:span text:style-name="T30_1">Fig</text:span><text:span text:style-name="T30_2">.<text:s/>4.1:<text:s/></text:span><text:span text:style-name="T30_3">activate</text:span><text:span text:style-name="T30_4"><text:s/></text:span><text:span text:style-name="T30_5">mouse</text:span><text:span text:style-name="T30_6"><text:s/></text:span><text:span text:style-name="T30_7">and</text:span><text:span text:style-name="T30_8"><text:s/></text:span><text:span text:style-name="T30_9">syntax</text:span><text:span text:style-name="T30_10"><text:s/></text:span><text:span text:style-name="T30_11">highlighting</text:span></text:p>
          </table:table-cell>
        </table:table-row>
      </table:table>
      <text:p text:style-name="P31"/>
      <text:h text:style-name="P32" text:outline-level="10"><text:bookmark-start text:name="h.5un5v1rmpfec"/><text:bookmark-end text:name="h.5un5v1rmpfec"/><text:span text:style-name="T32_1">Symlink</text:span></text:h>
      <text:p text:style-name="P33"/>
      <table:table table:style-name="Table7">
        <table:table-column table:style-name="Column7"/>
        <table:table-row table:style-name="Row13">
          <table:table-cell table:style-name="Cell13">
            <text:p text:style-name="P34"><text:span text:style-name="T34_1">$<text:s/></text:span><text:span text:style-name="T34_2">ln</text:span><text:span text:style-name="T34_3"><text:s/>-</text:span><text:span text:style-name="T34_4">sfn</text:span><text:span text:style-name="T34_5"><text:s/>&lt;</text:span><text:span text:style-name="T34_6">folder</text:span><text:span text:style-name="T34_7">&gt;<text:s/>&lt;</text:span><text:span text:style-name="T34_8">symlink</text:span><text:span text:style-name="T34_9">&gt;</text:span></text:p>
          </table:table-cell>
        </table:table-row>
        <table:table-row table:style-name="Row14">
          <table:table-cell table:style-name="Cell14">
            <text:p text:style-name="P35"><text:span text:style-name="T35_1">Fig</text:span><text:span text:style-name="T35_2">.<text:s/>5.1:<text:s/></text:span><text:span text:style-name="T35_3">replace</text:span><text:span text:style-name="T35_4"><text:s/></text:span><text:span text:style-name="T35_5">a</text:span><text:span text:style-name="T35_6"><text:s/></text:span><text:span text:style-name="T35_7">symlink</text:span></text:p>
          </table:table-cell>
        </table:table-row>
      </table:table>
      <text:p text:style-name="P36"/>
      <text:h text:style-name="P37" text:outline-level="10"><text:bookmark-start text:name="h.49umbw5y6o9f"/><text:bookmark-end text:name="h.49umbw5y6o9f"/><text:span text:style-name="T37_1">SSH</text:span></text:h>
      <text:p text:style-name="P38"/>
      <table:table table:style-name="Table8">
        <table:table-column table:style-name="Column8"/>
        <table:table-row table:style-name="Row15">
          <table:table-cell table:style-name="Cell15">
            <text:p text:style-name="P39"><text:span text:style-name="T39_1">$<text:s/></text:span><text:span text:style-name="T39_2">cd</text:span></text:p>
            <text:p text:style-name="P40"><text:span text:style-name="T40_1">$<text:s/></text:span><text:span text:style-name="T40_2">mkdir</text:span><text:span text:style-name="T40_3"><text:s/></text:span><text:span text:style-name="T40_4">.</text:span><text:span text:style-name="T40_5">ssh</text:span></text:p>
            <text:p text:style-name="P41"><text:span text:style-name="T41_1">$<text:s/></text:span><text:span text:style-name="T41_2">cd</text:span><text:span text:style-name="T41_3"><text:s/></text:span><text:span text:style-name="T41_4">.</text:span><text:span text:style-name="T41_5">ssh</text:span></text:p>
            <text:p text:style-name="P42"><text:span text:style-name="T42_1">$<text:s/></text:span><text:span text:style-name="T42_2">cat</text:span><text:span text:style-name="T42_3"><text:s/></text:span><text:span text:style-name="T42_4">&gt;<text:s/></text:span><text:span text:style-name="T42_5">authorized</text:span><text:span text:style-name="T42_6">_</text:span><text:span text:style-name="T42_7">keys</text:span></text:p>
            <text:p text:style-name="P43"><text:span text:style-name="T43_1">ssh</text:span><text:span text:style-name="T43_2">-</text:span><text:span text:style-name="T43_3">rsa</text:span><text:span text:style-name="T43_4"><text:s/></text:span><text:span text:style-name="T43_5">AAAAB</text:span><text:span text:style-name="T43_6">3</text:span><text:span text:style-name="T43_7">NzaC</text:span><text:span text:style-name="T43_8">1</text:span><text:span text:style-name="T43_9">yc</text:span><text:span text:style-name="T43_10">2</text:span><text:span text:style-name="T43_11">EAAAABJQAAAQEAwoICsAH</text:span><text:span text:style-name="T43_12">0</text:span><text:span text:style-name="T43_13">elwwTjsUhSnbljA</text:span><text:span text:style-name="T43_14">5</text:span><text:span text:style-name="T43_15">ZK</text:span><text:span text:style-name="T43_16">6</text:span><text:span text:style-name="T43_17">bb</text:span><text:span text:style-name="T43_18">4</text:span><text:span text:style-name="T43_19">rCcxYN</text:span><text:span text:style-name="T43_20">/</text:span><text:span text:style-name="T43_21">rRdjkaRvSzhRaRr</text:span><text:span text:style-name="T43_22">8</text:span><text:span text:style-name="T43_23">o</text:span><text:span text:style-name="T43_24">6</text:span><text:span text:style-name="T43_25">w</text:span><text:span text:style-name="T43_26">3</text:span><text:span text:style-name="T43_27">k</text:span><text:span text:style-name="T43_28">1</text:span><text:span text:style-name="T43_29">gklGeNW</text:span><text:span text:style-name="T43_30">4</text:span><text:span text:style-name="T43_31">xYLI</text:span><text:span text:style-name="T43_32">3/</text:span><text:span text:style-name="T43_33">MuVl</text:span><text:span text:style-name="T43_34">08</text:span><text:span text:style-name="T43_35">qDTXHOOlKfBohhPkOzTmy</text:span><text:span text:style-name="T43_36">9</text:span><text:span text:style-name="T43_37">CHK</text:span><text:span text:style-name="T43_38">+</text:span><text:span text:style-name="T43_39">lpKKJAh</text:span><text:span text:style-name="T43_40">0</text:span><text:span text:style-name="T43_41">t</text:span><text:span text:style-name="T43_42">/</text:span><text:span text:style-name="T43_43">aggX</text:span><text:span text:style-name="T43_44">33</text:span><text:span text:style-name="T43_45">K</text:span><text:span text:style-name="T43_46">5</text:span><text:span text:style-name="T43_47">TxuN</text:span><text:span text:style-name="T43_48">3</text:span><text:span text:style-name="T43_49">jpIoc</text:span><text:span text:style-name="T43_50">294</text:span><text:span text:style-name="T43_51">OW</text:span><text:span text:style-name="T43_52">/</text:span><text:span text:style-name="T43_53">lXgiEtnaYy</text:span><text:span text:style-name="T43_54">/</text:span><text:span text:style-name="T43_55">ay</text:span><text:span text:style-name="T43_56">8</text:span><text:span text:style-name="T43_57">XX</text:span><text:span text:style-name="T43_58">0</text:span><text:span text:style-name="T43_59">HmM</text:span><text:span text:style-name="T43_60">3</text:span><text:span text:style-name="T43_61">j</text:span><text:span text:style-name="T43_62">03</text:span><text:span text:style-name="T43_63">clKnuw</text:span><text:span text:style-name="T43_64">1</text:span><text:span text:style-name="T43_65">uXJM</text:span><text:span text:style-name="T43_66">2</text:span><text:span text:style-name="T43_67">qCxIfpSr</text:span><text:span text:style-name="T43_68">2</text:span><text:span text:style-name="T43_69">kSrc</text:span><text:span text:style-name="T43_70">3</text:span><text:span text:style-name="T43_71">jMx</text:span><text:span text:style-name="T43_72">03</text:span><text:span text:style-name="T43_73">YWEaDaG</text:span><text:span text:style-name="T43_74">30</text:span><text:span text:style-name="T43_75">GTCtBhJsWjvExgYxmVS</text:span><text:span text:style-name="T43_76">1</text:span><text:span text:style-name="T43_77">z</text:span><text:span text:style-name="T43_78">659+</text:span><text:span text:style-name="T43_79">XxwSTOQVjVak</text:span><text:span text:style-name="T43_80">+</text:span><text:span text:style-name="T43_81">f</text:span><text:span text:style-name="T43_82">+</text:span><text:span text:style-name="T43_83">tD</text:span><text:span text:style-name="T43_84">4</text:span><text:span text:style-name="T43_85">nETDGB</text:span><text:span text:style-name="T43_86">/</text:span><text:span text:style-name="T43_87">Whj</text:span><text:span text:style-name="T43_88">9</text:span><text:span text:style-name="T43_89">MRByj</text:span><text:span text:style-name="T43_90">3</text:span><text:span text:style-name="T43_91">xeCqBPQ</text:span><text:span text:style-name="T43_92">3</text:span><text:span text:style-name="T43_93">n</text:span><text:span text:style-name="T43_94">+</text:span><text:span text:style-name="T43_95">JJspWabcIHFd</text:span><text:span text:style-name="T43_96">6</text:span><text:span text:style-name="T43_97">i</text:span><text:span text:style-name="T43_98">0</text:span><text:span text:style-name="T43_99">BgFgFXEEi</text:span><text:span text:style-name="T43_100">1+</text:span><text:span text:style-name="T43_101">weg</text:span><text:span text:style-name="T43_102">8</text:span><text:span text:style-name="T43_103">sA</text:span><text:span text:style-name="T43_104">461</text:span><text:span text:style-name="T43_105">DFQWZw</text:span><text:span text:style-name="T43_106">9</text:span><text:span text:style-name="T43_107">en</text:span><text:span text:style-name="T43_108">1</text:span><text:span text:style-name="T43_109">ertIROp</text:span><text:span text:style-name="T43_110">97</text:span><text:span text:style-name="T43_111">PMb</text:span><text:span text:style-name="T43_112">797</text:span><text:span text:style-name="T43_113">WP</text:span><text:span text:style-name="T43_114">5</text:span><text:span text:style-name="T43_115">lEeZcw</text:span><text:span text:style-name="T43_116">==<text:s/></text:span><text:span text:style-name="T43_117">Louis</text:span><text:span text:style-name="T43_118"><text:s/></text:span><text:span text:style-name="T43_119">Arod</text:span></text:p>
            <text:p text:style-name="P44"/>
          </table:table-cell>
        </table:table-row>
        <table:table-row table:style-name="Row16">
          <table:table-cell table:style-name="Cell16">
            <text:p text:style-name="P45"><text:span text:style-name="T45_1">Fig</text:span><text:span text:style-name="T45_2">.<text:s/>6.1:<text:s/></text:span><text:span text:style-name="T45_3">ssh</text:span><text:span text:style-name="T45_4"><text:s/></text:span><text:span text:style-name="T45_5">public</text:span><text:span text:style-name="T45_6"><text:s/></text:span><text:span text:style-name="T45_7">key</text:span><text:span text:style-name="T45_8"><text:s/></text:span><text:span text:style-name="T45_9">configuration</text:span></text:p>
          </table:table-cell>
        </table:table-row>
      </table:table>
      <text:p text:style-name="P46"/>
      <text:h text:style-name="P47" text:outline-level="10"><text:bookmark-start text:name="h.50xy98wxhsj0"/><text:bookmark-end text:name="h.50xy98wxhsj0"/><text:span text:style-name="T47_1">User</text:span></text:h>
      <text:p text:style-name="P48"/>
      <table:table table:style-name="Table9">
        <table:table-column table:style-name="Column9"/>
        <table:table-row table:style-name="Row17">
          <table:table-cell table:style-name="Cell17">
            <text:p text:style-name="P49"><text:span text:style-name="T49_1">$<text:s/></text:span><text:span text:style-name="T49_2">adduser</text:span><text:span text:style-name="T49_3"><text:s/></text:span><text:span text:style-name="T49_4">username</text:span></text:p>
          </table:table-cell>
        </table:table-row>
        <table:table-row table:style-name="Row18">
          <table:table-cell table:style-name="Cell18">
            <text:p text:style-name="P50"><text:span text:style-name="T50_1">Fig</text:span><text:span text:style-name="T50_2">.<text:s/>7.1:<text:s/></text:span><text:span text:style-name="T50_3">create</text:span><text:span text:style-name="T50_4"><text:s/></text:span><text:span text:style-name="T50_5">a</text:span><text:span text:style-name="T50_6"><text:s/></text:span><text:span text:style-name="T50_7">new</text:span><text:span text:style-name="T50_8"><text:s/></text:span><text:span text:style-name="T50_9">user</text:span></text:p>
          </table:table-cell>
        </table:table-row>
      </table:table>
      <text:p text:style-name="P51"/>
      <text:p text:style-name="P52"/>
      <table:table table:style-name="Table10">
        <table:table-column table:style-name="Column10"/>
        <table:table-row table:style-name="Row19">
          <table:table-cell table:style-name="Cell19">
            <text:p text:style-name="P53"><text:span text:style-name="T53_1">$<text:s/></text:span><text:span text:style-name="T53_2">export</text:span><text:span text:style-name="T53_3"><text:s/></text:span><text:span text:style-name="T53_4">PATH</text:span><text:span text:style-name="T53_5">=”/</text:span><text:span text:style-name="T53_6">sbin</text:span><text:span text:style-name="T53_7">:$</text:span><text:span text:style-name="T53_8">PATH</text:span><text:span text:style-name="T53_9">”</text:span></text:p>
          </table:table-cell>
        </table:table-row>
        <table:table-row table:style-name="Row20">
          <table:table-cell table:style-name="Cell20">
            <text:p text:style-name="P54"><text:span text:style-name="T54_1">Fig</text:span><text:span text:style-name="T54_2">.<text:s/>7.2:<text:s/></text:span><text:span text:style-name="T54_3">ajout</text:span><text:span text:style-name="T54_4"><text:s/></text:span><text:span text:style-name="T54_5">ifconfig</text:span><text:span text:style-name="T54_6"><text:s/></text:span><text:span text:style-name="T54_7">au</text:span><text:span text:style-name="T54_8"><text:s/></text:span><text:span text:style-name="T54_9">path</text:span></text:p>
          </table:table-cell>
        </table:table-row>
      </table:table>
      <text:p text:style-name="P55"/>
      <text:h text:style-name="P56" text:outline-level="10"><text:bookmark-start text:name="h.7aj3la1i0go"/><text:bookmark-end text:name="h.7aj3la1i0go"/><text:span text:style-name="T56_1">apt</text:span><text:span text:style-name="T56_2">-</text:span><text:span text:style-name="T56_3">get</text:span></text:h>
      <text:p text:style-name="P57"><text:span text:style-name="T57_1">Pour</text:span><text:span text:style-name="T57_2"><text:s/></text:span><text:span text:style-name="T57_3">configurer</text:span><text:span text:style-name="T57_4"><text:s/></text:span><text:span text:style-name="T57_5">une</text:span><text:span text:style-name="T57_6"><text:s/></text:span><text:span text:style-name="T57_7">machine</text:span><text:span text:style-name="T57_8"><text:s/></text:span><text:span text:style-name="T57_9">virtuel</text:span><text:span text:style-name="T57_10"><text:s/></text:span><text:span text:style-name="T57_11">pour</text:span><text:span text:style-name="T57_12"><text:s/></text:span><text:span text:style-name="T57_13">passer</text:span><text:span text:style-name="T57_14"><text:s/></text:span><text:span text:style-name="T57_15">par</text:span><text:span text:style-name="T57_16"><text:s/></text:span><text:span text:style-name="T57_17">un</text:span><text:span text:style-name="T57_18"><text:s/></text:span><text:span text:style-name="T57_19">proxy</text:span><text:span text:style-name="T57_20"><text:s/></text:span><text:span text:style-name="T57_21">et</text:span><text:span text:style-name="T57_22"><text:s/></text:span><text:span text:style-name="T57_23">récupérer</text:span><text:span text:style-name="T57_24"><text:s/></text:span><text:span text:style-name="T57_25">des</text:span><text:span text:style-name="T57_26"><text:s/></text:span><text:span text:style-name="T57_27">paquets</text:span><text:span text:style-name="T57_28">,<text:s/></text:span><text:span text:style-name="T57_29">il</text:span><text:span text:style-name="T57_30"><text:s/></text:span><text:span text:style-name="T57_31">faut</text:span><text:span text:style-name="T57_32"><text:s/></text:span><text:span text:style-name="T57_33">vérifier</text:span><text:span text:style-name="T57_34"><text:s/></text:span><text:span text:style-name="T57_35">qu</text:span><text:span text:style-name="T57_36">’</text:span><text:span text:style-name="T57_37">un</text:span><text:span text:style-name="T57_38"><text:s/></text:span><text:span text:style-name="T57_39">des</text:span><text:span text:style-name="T57_40"><text:s/></text:span><text:span text:style-name="T57_41">serveurs</text:span><text:span text:style-name="T57_42"><text:s/></text:span><text:span text:style-name="T57_43">http</text:span><text:span text:style-name="T57_44"><text:s/></text:span><text:span text:style-name="T57_45">de</text:span><text:span text:style-name="T57_46"><text:s/></text:span><text:span text:style-name="T57_47">debian</text:span><text:span text:style-name="T57_48"><text:s/></text:span><text:span text:style-name="T57_49">est</text:span><text:span text:style-name="T57_50"><text:s/></text:span><text:span text:style-name="T57_51">bien</text:span><text:span text:style-name="T57_52"><text:s/></text:span><text:span text:style-name="T57_53">selectionné</text:span><text:span text:style-name="T57_54"><text:s/></text:span><text:span text:style-name="T57_55">dans</text:span><text:span text:style-name="T57_56"><text:s/></text:span><text:span text:style-name="T57_57">sources</text:span><text:span text:style-name="T57_58">.</text:span><text:span text:style-name="T57_59">list</text:span><text:span text:style-name="T57_60">.<text:s/></text:span><text:span text:style-name="T57_61">Example</text:span><text:span text:style-name="T57_62"><text:s/></text:span><text:span text:style-name="T57_63">de</text:span><text:span text:style-name="T57_64"><text:s/></text:span><text:span text:style-name="T57_65">serveur</text:span><text:span text:style-name="T57_66"><text:s/></text:span><text:span text:style-name="T57_67">Debian</text:span><text:span text:style-name="T57_68"><text:s/>:<text:s/>“</text:span><text:span text:style-name="T57_69">deb</text:span><text:span text:style-name="T57_70"><text:s/></text:span><text:span text:style-name="T57_71">http</text:span><text:span text:style-name="T57_72">://</text:span><text:span text:style-name="T57_73">httpredir</text:span><text:span text:style-name="T57_74">.</text:span><text:span text:style-name="T57_75">debian</text:span><text:span text:style-name="T57_76">.</text:span><text:span text:style-name="T57_77">org</text:span><text:span text:style-name="T57_78">/</text:span><text:span text:style-name="T57_79">debian</text:span><text:span text:style-name="T57_80"><text:s/></text:span><text:span text:style-name="T57_81">jessie</text:span><text:span text:style-name="T57_82"><text:s/></text:span><text:span text:style-name="T57_83">main</text:span><text:span text:style-name="T57_84">”</text:span></text:p>
      <text:p text:style-name="P58"/>
      <table:table table:style-name="Table11">
        <table:table-column table:style-name="Column11"/>
        <table:table-row table:style-name="Row21">
          <table:table-cell table:style-name="Cell21">
            <text:p text:style-name="P59"><text:span text:style-name="T59_1">$<text:s/></text:span><text:span text:style-name="T59_2">sudo</text:span><text:span text:style-name="T59_3"><text:s/></text:span><text:span text:style-name="T59_4">su</text:span></text:p>
            <text:p text:style-name="P60"><text:span text:style-name="T60_1">#<text:s/></text:span><text:span text:style-name="T60_2">vim</text:span><text:span text:style-name="T60_3"><text:s/></text:span><text:span text:style-name="T60_4">/</text:span><text:span text:style-name="T60_5">etc</text:span><text:span text:style-name="T60_6">/</text:span><text:span text:style-name="T60_7">apt</text:span><text:span text:style-name="T60_8">/</text:span><text:span text:style-name="T60_9">sources</text:span><text:span text:style-name="T60_10">.</text:span><text:span text:style-name="T60_11">list</text:span></text:p>
            <text:p text:style-name="P61"><text:span text:style-name="T61_1">#<text:s/></text:span><text:span text:style-name="T61_2">cat</text:span><text:span text:style-name="T61_3"><text:s/></text:span><text:span text:style-name="T61_4">&gt;<text:s/>/</text:span><text:span text:style-name="T61_5">etc</text:span><text:span text:style-name="T61_6">/</text:span><text:span text:style-name="T61_7">apt</text:span><text:span text:style-name="T61_8">/</text:span><text:span text:style-name="T61_9">apt</text:span><text:span text:style-name="T61_10">.</text:span><text:span text:style-name="T61_11">conf</text:span><text:span text:style-name="T61_12">.</text:span><text:span text:style-name="T61_13">d</text:span><text:span text:style-name="T61_14">/</text:span><text:span text:style-name="T61_15">proxy</text:span><text:span text:style-name="T61_16"><text:s/>&lt;&lt;</text:span><text:span text:style-name="T61_17">EOT</text:span></text:p>
            <text:p text:style-name="P62"><text:span text:style-name="T62_1">&gt;<text:s/>#<text:s/></text:span><text:span text:style-name="T62_2">Configure</text:span><text:span text:style-name="T62_3"><text:s/></text:span><text:span text:style-name="T62_4">apt</text:span><text:span text:style-name="T62_5">-</text:span><text:span text:style-name="T62_6">get</text:span><text:span text:style-name="T62_7"><text:s/></text:span><text:span text:style-name="T62_8">tu</text:span><text:span text:style-name="T62_9"><text:s/></text:span><text:span text:style-name="T62_10">use</text:span><text:span text:style-name="T62_11"><text:s/></text:span><text:span text:style-name="T62_12">host</text:span><text:span text:style-name="T62_13"><text:s/></text:span><text:span text:style-name="T62_14">proxy</text:span><text:span text:style-name="T62_15">.</text:span></text:p>
            <text:p text:style-name="P63"><text:span text:style-name="T63_1">&gt;<text:s/></text:span><text:span text:style-name="T63_2">Acquire</text:span><text:span text:style-name="T63_3">::</text:span><text:span text:style-name="T63_4">http</text:span><text:span text:style-name="T63_5">::</text:span><text:span text:style-name="T63_6">Proxy</text:span><text:span text:style-name="T63_7"><text:s/>"</text:span><text:span text:style-name="T63_8"><text:a xlink:type="simple" xlink:href="http://192.168.56.1:3128"><text:span text:style-name="T63_9">http</text:span></text:a></text:span><text:span text:style-name="T63_10"><text:a xlink:type="simple" xlink:href="http://192.168.56.1:3128"><text:span text:style-name="T63_11">://192.168.56.1:3128</text:span></text:a></text:span><text:span text:style-name="T63_12">";</text:span></text:p>
            <text:p text:style-name="P64"><text:span text:style-name="T64_1">&gt;<text:s/></text:span><text:span text:style-name="T64_2">EOT</text:span></text:p>
          </table:table-cell>
        </table:table-row>
        <table:table-row table:style-name="Row22">
          <table:table-cell table:style-name="Cell22">
            <text:p text:style-name="P65"><text:span text:style-name="T65_1">Fig</text:span><text:span text:style-name="T65_2">.<text:s/>8.1:<text:s/></text:span><text:span text:style-name="T65_3">configuration</text:span><text:span text:style-name="T65_4"><text:s/></text:span><text:span text:style-name="T65_5">de</text:span><text:span text:style-name="T65_6"><text:s/></text:span><text:span text:style-name="T65_7">apt</text:span><text:span text:style-name="T65_8">-</text:span><text:span text:style-name="T65_9">get</text:span></text:p>
          </table:table-cell>
        </table:table-row>
      </table:table>
      <text:p text:style-name="P66"/>
      <text:h text:style-name="P67" text:outline-level="10"><text:bookmark-start text:name="h.xrgp8gzahzwf"/><text:bookmark-end text:name="h.xrgp8gzahzwf"/><text:span text:style-name="T67_1">Environment</text:span><text:span text:style-name="T67_2"><text:s/></text:span><text:span text:style-name="T67_3">variables</text:span></text:h>
      <text:p text:style-name="P68"><text:span text:style-name="T68_1">Pour</text:span><text:span text:style-name="T68_2"><text:s/></text:span><text:span text:style-name="T68_3">configurer</text:span><text:span text:style-name="T68_4"><text:s/></text:span><text:span text:style-name="T68_5">des</text:span><text:span text:style-name="T68_6"><text:s/></text:span><text:span text:style-name="T68_7">variables</text:span><text:span text:style-name="T68_8"><text:s/></text:span><text:span text:style-name="T68_9">d</text:span><text:span text:style-name="T68_10">’</text:span><text:span text:style-name="T68_11">environnement</text:span><text:span text:style-name="T68_12"><text:s/></text:span><text:span text:style-name="T68_13">pour</text:span><text:span text:style-name="T68_14"><text:s/></text:span><text:span text:style-name="T68_15">tous</text:span><text:span text:style-name="T68_16"><text:s/></text:span><text:span text:style-name="T68_17">les</text:span><text:span text:style-name="T68_18"><text:s/></text:span><text:span text:style-name="T68_19">utilisateurs</text:span><text:span text:style-name="T68_20"><text:s/>:</text:span></text:p>
      <text:p text:style-name="P69"/>
      <table:table table:style-name="Table12">
        <table:table-column table:style-name="Column12"/>
        <table:table-row table:style-name="Row23">
          <table:table-cell table:style-name="Cell23">
            <text:p text:style-name="P70"><text:span text:style-name="T70_1">$<text:s/></text:span><text:span text:style-name="T70_2">sudo</text:span><text:span text:style-name="T70_3"><text:s/></text:span><text:span text:style-name="T70_4">cat</text:span><text:span text:style-name="T70_5"><text:s/>&gt;&gt;<text:s/>/</text:span><text:span text:style-name="T70_6">etc</text:span><text:span text:style-name="T70_7">/</text:span><text:span text:style-name="T70_8">profile</text:span><text:span text:style-name="T70_9"><text:s/>&lt;&lt;</text:span><text:span text:style-name="T70_10">EOT</text:span></text:p>
            <text:p text:style-name="P71"><text:span text:style-name="T71_1">&gt;</text:span></text:p>
            <text:p text:style-name="P72"><text:span text:style-name="T72_1">&gt;<text:s/>#<text:s/></text:span><text:span text:style-name="T72_2">Set</text:span><text:span text:style-name="T72_3"><text:s/></text:span><text:span text:style-name="T72_4">system</text:span><text:span text:style-name="T72_5"><text:s/></text:span><text:span text:style-name="T72_6">wide</text:span><text:span text:style-name="T72_7"><text:s/></text:span><text:span text:style-name="T72_8">proxy</text:span><text:span text:style-name="T72_9"><text:s/></text:span><text:span text:style-name="T72_10">parameters</text:span><text:span text:style-name="T72_11">.</text:span></text:p>
            <text:p text:style-name="P73"><text:span text:style-name="T73_1">&gt;<text:s/></text:span><text:span text:style-name="T73_2">export</text:span><text:span text:style-name="T73_3"><text:s/></text:span><text:span text:style-name="T73_4">http</text:span><text:span text:style-name="T73_5">_</text:span><text:span text:style-name="T73_6">proxy</text:span><text:span text:style-name="T73_7">=192.168.56.1:3128</text:span></text:p>
            <text:p text:style-name="P74"><text:span text:style-name="T74_1">&gt;<text:s/></text:span><text:span text:style-name="T74_2">export</text:span><text:span text:style-name="T74_3"><text:s/></text:span><text:span text:style-name="T74_4">https</text:span><text:span text:style-name="T74_5">_</text:span><text:span text:style-name="T74_6">proxy</text:span><text:span text:style-name="T74_7">=192.168.56.1:3128</text:span></text:p>
            <text:p text:style-name="P75"><text:span text:style-name="T75_1">&gt;<text:s/></text:span><text:span text:style-name="T75_2">export</text:span><text:span text:style-name="T75_3"><text:s/></text:span><text:span text:style-name="T75_4">no</text:span><text:span text:style-name="T75_5">_</text:span><text:span text:style-name="T75_6">proxy</text:span><text:span text:style-name="T75_7">=</text:span><text:span text:style-name="T75_8">localhost</text:span><text:span text:style-name="T75_9">,127.0.0.1</text:span></text:p>
            <text:p text:style-name="P76"><text:span text:style-name="T76_1">&gt;<text:s/></text:span><text:span text:style-name="T76_2">EOT</text:span></text:p>
          </table:table-cell>
        </table:table-row>
        <table:table-row table:style-name="Row24">
          <table:table-cell table:style-name="Cell24">
            <text:p text:style-name="P77"><text:span text:style-name="T77_1">Fig</text:span><text:span text:style-name="T77_2">.<text:s/>9.1<text:s/>:<text:s/></text:span><text:span text:style-name="T77_3">variables</text:span><text:span text:style-name="T77_4"><text:s/></text:span><text:span text:style-name="T77_5">d</text:span><text:span text:style-name="T77_6">’</text:span><text:span text:style-name="T77_7">environnement</text:span><text:span text:style-name="T77_8"><text:s/></text:span><text:span text:style-name="T77_9">pour</text:span><text:span text:style-name="T77_10"><text:s/></text:span><text:span text:style-name="T77_11">tous</text:span><text:span text:style-name="T77_12"><text:s/></text:span><text:span text:style-name="T77_13">les</text:span><text:span text:style-name="T77_14"><text:s/></text:span><text:span text:style-name="T77_15">utilisateurs</text:span></text:p>
          </table:table-cell>
        </table:table-row>
      </table:table>
      <text:p text:style-name="P78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Courier New" svg:font-family="Courier New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keep-with-next="always" fo:keep-together="always" style:writing-mode="lr-tb"/>
      <style:text-properties fo:background-color="#93c47d"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keep-with-next="always" fo:keep-together="always" style:writing-mode="lr-tb"/>
      <style:text-properties fo:background-color="#a4c2f4"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keep-with-next="always" fo:keep-together="always" style:writing-mode="lr-tb"/>
      <style:text-properties fo:background-color="#ead1dc" fo:color="#434343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text-align="center" fo:break-before="auto" fo:line-height="115%" fo:keep-with-next="always" fo:keep-together="always" style:writing-mode="lr-tb"/>
      <style:text-properties fo:background-color="#d5a6bd"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fo:keep-with-next="always" fo:keep-together="always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006cm" fo:page-height="29.693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